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7.51pt"/>
    </style:style>
    <style:style style:name="co2" style:family="table-column">
      <style:table-column-properties fo:break-before="auto" style:column-width="148.51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A_5f_women_5f_teacher_5f_tertiary_5f_2013_5f_o">
      <style:table-properties table:display="true" style:writing-mode="lr-tb"/>
    </style:style>
    <number:number-style style:name="N3">
      <number:number number:decimal-places="0" loext:min-decimal-places="0"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84">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0.74pt solid #eeeeee"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A_women_teacher_tertiary_2013_o"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 office:value-type="string" calcext:value-type="string">
            <text:p>Women teachers in Tertiary Education</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2" office:value-type="string" calcext:value-type="string">
            <text:p>original_indicator_code</text:p>
          </table:table-cell>
          <table:table-cell table:style-name="ce9"/>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title_German</text:p>
          </table:table-cell>
          <table:table-cell table:style-name="ce1" office:value-type="string" calcext:value-type="string">
            <text:p>Lehrerinnen / Dozentinnen im tertiären Bildungsbereich</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dg</text:p>
          </table:table-cell>
          <table:table-cell table:style-name="ce1" office:value-type="float" office:value="5" calcext:value-type="float">
            <text:p>5</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3" office:value-type="string" calcext:value-type="string">
            <text:p>short_indicator_description</text:p>
          </table:table-cell>
          <table:table-cell table:style-name="ce10"/>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hort_indicator_description$de</text:p>
          </table:table-cell>
          <table:table-cell table:style-name="ce11" office:value-type="string" calcext:value-type="string">
            <text:p>Anteil von Frauen im tertiären Bildungsbereich von allen Lehrern und Dozente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hort_indicator_description$en</text:p>
          </table:table-cell>
          <table:table-cell table:style-name="ce11" office:value-type="string" calcext:value-type="string">
            <text:p>Proportion of women teachers and instructors (of all teachers) in tertiary educatio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4" office:value-type="string" calcext:value-type="string">
            <text:p>long_indicator_description</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5" office:value-type="string" calcext:value-type="string">
            <text:p>long_indicator_description$en$text</text:p>
          </table:table-cell>
          <table:table-cell table:style-name="ce12" office:value-type="string" calcext:value-type="string">
            <text:p>Women teachers are women whose professional activity is student instruction, involving the delivery of lessons to students. The indicator measures the proportion of women of all teachers and instructors. In many countries, there is a 'leaky pipeline' phenomenon, meaning that the proportion of women decreases as they move up the tertiary education career ladder. A low proportion of women in instructor positions may point to structural inequalities. Nevertheless, this indicator does not contain any information about the proportion of women entering tertiary education. </text:p>
          </table:table-cell>
          <table:table-cell table:style-name="ce8" table:number-columns-repeated="2"/>
          <table:table-cell table:style-name="ce25"/>
          <table:table-cell table:style-name="ce8"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long_indicator_description$de$text</text:p>
          </table:table-cell>
          <table:table-cell table:style-name="ce14" office:value-type="string" calcext:value-type="string">
            <text:p>Der Anteil der Lehrerinnen und Dozentinen misst, wie viele Frauen im tertiären Bildungsbereich eines Landes unterrichten. In vielen Ländern gibt es ein 'Leaky Pipeline' Phänomen: obwohl mehr Frauen als Männer mit dem Studium beginnen, dünnt sich der Anteil entlang der Hochschulkarriereleiter aus. Ein geringer Frauenanteil weist so auf eine strukturelle Ungleichheit hin. Allerdings enthält dieser Indikator alleine keine Informationen darüber, wie viele eine Tertiärausbildung beginnen. <text:s/></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long_indicator_description$de$baseunit</text:p>
          </table:table-cell>
          <table:table-cell table:style-name="ce14" office:value-type="string" calcext:value-type="string">
            <text:p>%</text:p>
          </table:table-cell>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4" office:value-type="string" calcext:value-type="string">
            <text:p>target</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5" office:value-type="string" calcext:value-type="string">
            <text:p>target$type</text:p>
          </table:table-cell>
          <table:table-cell table:style-name="ce11" office:value-type="string" calcext:value-type="string">
            <text:p>more</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value</text:p>
          </table:table-cell>
          <table:table-cell table:style-name="ce15" office:value-type="float" office:value="50" calcext:value-type="float">
            <office:annotation draw:style-name="gr1" draw:text-style-name="P2" svg:width="360pt" svg:height="40.9pt" svg:x="437.24pt" svg:y="248.8pt" draw:caption-point-x="-11.54pt" draw:caption-point-y="-16.02pt">
              <dc:date>2017-01-18T00:00:00</dc:date>
              <text:p text:style-name="P1">Die Zahlen unten sind die Werte mal 1000 - ich glaube die Formatierung (deutsche Punkt als 1000er Trennung) täuscht</text:p>
              <text:p text:style-name="P1"><text:tab/>-Matthew Fullerton</text:p>
            </office:annotation>
            <text:p>50</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rating</text:p>
          </table:table-cell>
          <table:table-cell table:style-name="ce16" office:value-type="string" calcext:value-type="string">
            <text:p>50,45,40,35</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explanation$de</text:p>
          </table:table-cell>
          <table:table-cell table:style-name="ce17" office:value-type="string" calcext:value-type="string">
            <text:p>Ein Zielwert von 50% Frauenanteil wird angestrebt, um Ungleichheiten in der tertiären Bildung abzuschaffen. </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explanation$en</text:p>
          </table:table-cell>
          <table:table-cell table:style-name="ce17" office:value-type="string" calcext:value-type="string">
            <text:p>A target of 50% women is set to achieve equality in tertiary education.</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6" office:value-type="string" calcext:value-type="string">
            <text:p>target$target_reference</text:p>
          </table:table-cell>
          <table:table-cell table:style-name="ce18"/>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1" office:value-type="string" calcext:value-type="string">
            <text:p>target$target</text:p>
          </table:table-cell>
          <table:table-cell table:style-name="ce19" office:value-type="date" office:date-value="2016-05-05" calcext:value-type="date">
            <text:p>5.5</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1" office:value-type="string" calcext:value-type="string">
            <text:p>target$ministerial_responsibility</text:p>
          </table:table-cell>
          <table:table-cell table:style-name="ce11" office:value-type="string" calcext:value-type="string">
            <text:p>BMBF</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10"/>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coring</text:p>
          </table:table-cell>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coring$timestamp</text:p>
          </table:table-cell>
          <table:table-cell table:style-name="ce20" office:value-type="date" office:date-value="2016-11-02" calcext:value-type="date">
            <text:p>2016-11-02</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coring$type</text:p>
          </table:table-cell>
          <table:table-cell table:style-name="ce1" office:value-type="string" calcext:value-type="string">
            <text:p>national</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1" office:value-type="string" calcext:value-type="string">
            <text:p>scoring$timestamp_data_host</text:p>
          </table:table-cell>
          <table:table-cell table:style-name="ce13" office:value-type="float" office:value="2013" calcext:value-type="float">
            <text:p>2013</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ource</text:p>
          </table:table-cell>
          <table:table-cell table:style-name="ce11"/>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type</text:p>
          </table:table-cell>
          <table:table-cell table:style-name="ce16" office:value-type="string" calcext:value-type="string">
            <text:p>inofficial</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link</text:p>
          </table:table-cell>
          <table:table-cell table:style-name="ce21" office:value-type="string" calcext:value-type="string">
            <text:p><text:a xlink:href="https://data.oecd.org/eduresource/women-teachers.htm" xlink:type="simple">https://data.oecd.org/eduresource/women-teachers.htm</text:a></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3" office:value-type="string" calcext:value-type="string">
            <text:p>OKF</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source$license</text:p>
          </table:table-cell>
          <table:table-cell table:style-name="ce22" office:value-type="string" calcext:value-type="string">
            <text:p>The OECD supports free use and consultation of its data by the public. Information source must be cited. Download is feasible. </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3" office:value-type="string" calcext:value-type="string">
            <text:p>countries</text:p>
          </table:table-cell>
          <table:table-cell table:style-name="ce17" table:number-columns-repeated="2"/>
          <table:table-cell table:style-name="ce13"/>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table:table-cell table:style-name="ce23" office:value-type="float" office:value="2014" calcext:value-type="float">
            <text:p>2014</text:p>
          </table:table-cell>
          <table:table-cell table:style-name="ce23" office:value-type="float" office:value="2013" calcext:value-type="float">
            <text:p>2013</text:p>
          </table:table-cell>
          <table:table-cell table:style-name="ce23" office:value-type="float" office:value="2012" calcext:value-type="float">
            <text:p>201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rgentina</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ustralia</text:p>
          </table:table-cell>
          <table:table-cell table:style-name="ce7"/>
          <table:table-cell table:style-name="ce24" office:value-type="float" office:value="44012" calcext:value-type="float">
            <text:p>44,012</text:p>
          </table:table-cell>
          <table:table-cell table:style-name="ce24" office:value-type="float" office:value="43769" calcext:value-type="float">
            <text:p>43,76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ustria</text:p>
          </table:table-cell>
          <table:table-cell table:style-name="ce24" office:value-type="float" office:value="42555" calcext:value-type="float">
            <text:p>42,555</text:p>
          </table:table-cell>
          <table:table-cell table:style-name="ce24" office:value-type="float" office:value="42101" calcext:value-type="float">
            <text:p>42,101</text:p>
          </table:table-cell>
          <table:table-cell table:style-name="ce24" office:value-type="float" office:value="41522" calcext:value-type="float">
            <text:p>41,52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Belgium</text:p>
          </table:table-cell>
          <table:table-cell table:style-name="ce24" office:value-type="float" office:value="48168" calcext:value-type="float">
            <text:p>48,168</text:p>
          </table:table-cell>
          <table:table-cell table:style-name="ce24" office:value-type="float" office:value="46877" calcext:value-type="float">
            <text:p>46,877</text:p>
          </table:table-cell>
          <table:table-cell table:style-name="ce24" office:value-type="float" office:value="45965" calcext:value-type="float">
            <text:p>45,96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Brazil</text:p>
          </table:table-cell>
          <table:table-cell table:style-name="ce24" office:value-type="float" office:value="45412" calcext:value-type="float">
            <text:p>45,412</text:p>
          </table:table-cell>
          <table:table-cell table:style-name="ce24" office:value-type="float" office:value="45111" calcext:value-type="float">
            <text:p>45,111</text:p>
          </table:table-cell>
          <table:table-cell table:style-name="ce24" office:value-type="float" office:value="45176" calcext:value-type="float">
            <text:p>45,176</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anada</text:p>
          </table:table-cell>
          <table:table-cell table:style-name="ce24" office:value-type="float" office:value="49363" calcext:value-type="float">
            <text:p>49,363</text:p>
          </table:table-cell>
          <table:table-cell table:number-columns-repeated="2" table:style-name="ce24" office:value-type="float" office:value="49364" calcext:value-type="float">
            <text:p>49,364</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Chile</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hina</text:p>
          </table:table-cell>
          <table:table-cell table:style-name="ce24" office:value-type="float" office:value="42977" calcext:value-type="float">
            <text:p>42,977</text:p>
          </table:table-cell>
          <table:table-cell table:style-name="ce24" office:value-type="float" office:value="45062" calcext:value-type="float">
            <text:p>45,062</text:p>
          </table:table-cell>
          <table:table-cell table:style-name="ce7"/>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Colombia</text:p>
          </table:table-cell>
          <table:table-cell table:style-name="ce23" office:value-type="string" calcext:value-type="string">
            <text:p>35.78</text:p>
          </table:table-cell>
          <table:table-cell table:style-name="ce24" office:value-type="float" office:value="35934" calcext:value-type="float">
            <text:p>35,934</text:p>
          </table:table-cell>
          <table:table-cell table:style-name="ce7"/>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zech Republic</text:p>
          </table:table-cell>
          <table:table-cell table:style-name="ce24" office:value-type="float" office:value="39874" calcext:value-type="float">
            <text:p>39,874</text:p>
          </table:table-cell>
          <table:table-cell table:style-name="ce24" office:value-type="float" office:value="38003" calcext:value-type="float">
            <text:p>38,003</text:p>
          </table:table-cell>
          <table:table-cell table:style-name="ce24" office:value-type="float" office:value="36952" calcext:value-type="float">
            <text:p>36,95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Denmark</text:p>
          </table:table-cell>
          <table:table-cell table:style-name="ce24" office:value-type="float" office:value="41186" calcext:value-type="float">
            <text:p>41,186</text:p>
          </table:table-cell>
          <table:table-cell table:style-name="ce7" table:number-columns-repeated="2"/>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Estonia</text:p>
          </table:table-cell>
          <table:table-cell table:style-name="ce24" office:value-type="float" office:value="48938" calcext:value-type="float">
            <text:p>48,938</text:p>
          </table:table-cell>
          <table:table-cell table:style-name="ce7" table:number-columns-repeated="2"/>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Finland</text:p>
          </table:table-cell>
          <table:table-cell table:style-name="ce24" office:value-type="float" office:value="50294" calcext:value-type="float">
            <text:p>50,294</text:p>
          </table:table-cell>
          <table:table-cell table:style-name="ce24" office:value-type="float" office:value="50689" calcext:value-type="float">
            <text:p>50,689</text:p>
          </table:table-cell>
          <table:table-cell table:style-name="ce24" office:value-type="float" office:value="50272" calcext:value-type="float">
            <text:p>50,272</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France</text:p>
          </table:table-cell>
          <table:table-cell table:style-name="ce24" office:value-type="float" office:value="39938" calcext:value-type="float">
            <text:p>39,938</text:p>
          </table:table-cell>
          <table:table-cell table:style-name="ce24" office:value-type="float" office:value="37232" calcext:value-type="float">
            <text:p>37,232</text:p>
          </table:table-cell>
          <table:table-cell table:style-name="ce24" office:value-type="float" office:value="37095" calcext:value-type="float">
            <text:p>37,09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Germany</text:p>
          </table:table-cell>
          <table:table-cell table:style-name="ce24" office:value-type="float" office:value="38018" calcext:value-type="float">
            <text:p>38,018</text:p>
          </table:table-cell>
          <table:table-cell table:style-name="ce24" office:value-type="float" office:value="37711" calcext:value-type="float">
            <text:p>37,711</text:p>
          </table:table-cell>
          <table:table-cell table:style-name="ce24" office:value-type="float" office:value="36831" calcext:value-type="float">
            <text:p>36,83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Greece</text:p>
          </table:table-cell>
          <table:table-cell table:style-name="ce24" office:value-type="float" office:value="32705" calcext:value-type="float">
            <text:p>32,705</text:p>
          </table:table-cell>
          <table:table-cell table:style-name="ce24" office:value-type="float" office:value="33093" calcext:value-type="float">
            <text:p>33,093</text:p>
          </table:table-cell>
          <table:table-cell table:style-name="ce7"/>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Hungary</text:p>
          </table:table-cell>
          <table:table-cell table:style-name="ce24" office:value-type="float" office:value="43314" calcext:value-type="float">
            <text:p>43,314</text:p>
          </table:table-cell>
          <table:table-cell table:style-name="ce24" office:value-type="float" office:value="38781" calcext:value-type="float">
            <text:p>38,781</text:p>
          </table:table-cell>
          <table:table-cell table:style-name="ce24" office:value-type="float" office:value="37469" calcext:value-type="float">
            <text:p>37,46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celand</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ndia</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ndonesia</text:p>
          </table:table-cell>
          <table:table-cell table:style-name="ce24" office:value-type="float" office:value="39239" calcext:value-type="float">
            <text:p>39,239</text:p>
          </table:table-cell>
          <table:table-cell table:style-name="ce24" office:value-type="float" office:value="38516" calcext:value-type="float">
            <text:p>38,516</text:p>
          </table:table-cell>
          <table:table-cell table:style-name="ce7"/>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reland</text:p>
          </table:table-cell>
          <table:table-cell table:number-columns-repeated="2" table:style-name="ce24" office:value-type="float" office:value="43997" calcext:value-type="float">
            <text:p>43,997</text:p>
          </table:table-cell>
          <table:table-cell table:style-name="ce7"/>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Israel</text:p>
          </table:table-cell>
          <table:table-cell table:style-name="ce7" table:number-columns-repeated="3"/>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Italy</text:p>
          </table:table-cell>
          <table:table-cell table:style-name="ce24" office:value-type="float" office:value="37469" calcext:value-type="float">
            <text:p>37,469</text:p>
          </table:table-cell>
          <table:table-cell table:style-name="ce24" office:value-type="float" office:value="36893" calcext:value-type="float">
            <text:p>36,893</text:p>
          </table:table-cell>
          <table:table-cell table:style-name="ce23" office:value-type="string" calcext:value-type="string">
            <text:p>36.47</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Japan</text:p>
          </table:table-cell>
          <table:table-cell table:style-name="ce24" office:value-type="float" office:value="26806" calcext:value-type="float">
            <text:p>26,806</text:p>
          </table:table-cell>
          <table:table-cell table:number-columns-repeated="2" table:style-name="ce24" office:value-type="float" office:value="25175" calcext:value-type="float">
            <text:p>25,17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South Korea</text:p>
          </table:table-cell>
          <table:table-cell table:style-name="ce24" office:value-type="float" office:value="34734" calcext:value-type="float">
            <text:p>34,734</text:p>
          </table:table-cell>
          <table:table-cell table:style-name="ce23" office:value-type="string" calcext:value-type="string">
            <text:p>34.6</text:p>
          </table:table-cell>
          <table:table-cell table:style-name="ce24" office:value-type="float" office:value="34481" calcext:value-type="float">
            <text:p>34,48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Latvia</text:p>
          </table:table-cell>
          <table:table-cell table:style-name="ce24" office:value-type="float" office:value="55657" calcext:value-type="float">
            <text:p>55,657</text:p>
          </table:table-cell>
          <table:table-cell table:style-name="ce24" office:value-type="float" office:value="56323" calcext:value-type="float">
            <text:p>56,323</text:p>
          </table:table-cell>
          <table:table-cell table:style-name="ce24" office:value-type="float" office:value="57436" calcext:value-type="float">
            <text:p>57,436</text:p>
          </table:table-cell>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Luxembourg</text:p>
          </table:table-cell>
          <table:table-cell table:style-name="ce24" office:value-type="float" office:value="38352" calcext:value-type="float">
            <text:p>38,352</text:p>
          </table:table-cell>
          <table:table-cell table:style-name="ce7"/>
          <table:table-cell table:style-name="ce24" office:value-type="float" office:value="45029" calcext:value-type="float">
            <text:p>45,02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Mexico</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Netherlands</text:p>
          </table:table-cell>
          <table:table-cell table:style-name="ce24" office:value-type="float" office:value="43508" calcext:value-type="float">
            <text:p>43,508</text:p>
          </table:table-cell>
          <table:table-cell table:style-name="ce24" office:value-type="float" office:value="43184" calcext:value-type="float">
            <text:p>43,184</text:p>
          </table:table-cell>
          <table:table-cell table:style-name="ce24" office:value-type="float" office:value="39998" calcext:value-type="float">
            <text:p>39,998</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New Zealand</text:p>
          </table:table-cell>
          <table:table-cell table:style-name="ce24" office:value-type="float" office:value="49062" calcext:value-type="float">
            <text:p>49,062</text:p>
          </table:table-cell>
          <table:table-cell table:style-name="ce24" office:value-type="float" office:value="48702" calcext:value-type="float">
            <text:p>48,702</text:p>
          </table:table-cell>
          <table:table-cell table:style-name="ce24" office:value-type="float" office:value="48736" calcext:value-type="float">
            <text:p>48,736</text:p>
          </table:table-cell>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Norway</text:p>
          </table:table-cell>
          <table:table-cell table:style-name="ce24" office:value-type="float" office:value="45246" calcext:value-type="float">
            <text:p>45,246</text:p>
          </table:table-cell>
          <table:table-cell table:style-name="ce24" office:value-type="float" office:value="45063" calcext:value-type="float">
            <text:p>45,063</text:p>
          </table:table-cell>
          <table:table-cell table:style-name="ce24" office:value-type="float" office:value="43573" calcext:value-type="float">
            <text:p>43,573</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Poland</text:p>
          </table:table-cell>
          <table:table-cell table:style-name="ce24" office:value-type="float" office:value="44228" calcext:value-type="float">
            <text:p>44,228</text:p>
          </table:table-cell>
          <table:table-cell table:style-name="ce24" office:value-type="float" office:value="44094" calcext:value-type="float">
            <text:p>44,094</text:p>
          </table:table-cell>
          <table:table-cell table:style-name="ce24" office:value-type="float" office:value="43561" calcext:value-type="float">
            <text:p>43,56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Portugal</text:p>
          </table:table-cell>
          <table:table-cell table:style-name="ce24" office:value-type="float" office:value="43978" calcext:value-type="float">
            <text:p>43,978</text:p>
          </table:table-cell>
          <table:table-cell table:style-name="ce24" office:value-type="float" office:value="44045" calcext:value-type="float">
            <text:p>44,045</text:p>
          </table:table-cell>
          <table:table-cell table:style-name="ce24" office:value-type="float" office:value="43805" calcext:value-type="float">
            <text:p>43,805</text:p>
          </table:table-cell>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Russia</text:p>
          </table:table-cell>
          <table:table-cell table:style-name="ce24" office:value-type="float" office:value="56506" calcext:value-type="float">
            <text:p>56,506</text:p>
          </table:table-cell>
          <table:table-cell table:style-name="ce24" office:value-type="float" office:value="58156" calcext:value-type="float">
            <text:p>58,156</text:p>
          </table:table-cell>
          <table:table-cell table:style-name="ce24" office:value-type="float" office:value="56347" calcext:value-type="float">
            <text:p>56,347</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Saudi Arabia</text:p>
          </table:table-cell>
          <table:table-cell table:number-columns-repeated="2" table:style-name="ce24" office:value-type="float" office:value="40491" calcext:value-type="float">
            <text:p>40,491</text:p>
          </table:table-cell>
          <table:table-cell table:style-name="ce7"/>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Slovakia</text:p>
          </table:table-cell>
          <table:table-cell table:style-name="ce24" office:value-type="float" office:value="44851" calcext:value-type="float">
            <text:p>44,851</text:p>
          </table:table-cell>
          <table:table-cell table:style-name="ce24" office:value-type="float" office:value="44685" calcext:value-type="float">
            <text:p>44,685</text:p>
          </table:table-cell>
          <table:table-cell table:style-name="ce24" office:value-type="float" office:value="44331" calcext:value-type="float">
            <text:p>44,3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lovenia</text:p>
          </table:table-cell>
          <table:table-cell table:style-name="ce24" office:value-type="float" office:value="38799" calcext:value-type="float">
            <text:p>38,799</text:p>
          </table:table-cell>
          <table:table-cell table:style-name="ce24" office:value-type="float" office:value="39741" calcext:value-type="float">
            <text:p>39,741</text:p>
          </table:table-cell>
          <table:table-cell table:style-name="ce24" office:value-type="float" office:value="39004" calcext:value-type="float">
            <text:p>39,004</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South Africa</text:p>
          </table:table-cell>
          <table:table-cell table:style-name="ce7" table:number-columns-repeated="3"/>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pain</text:p>
          </table:table-cell>
          <table:table-cell table:style-name="ce24" office:value-type="float" office:value="41712" calcext:value-type="float">
            <text:p>41,712</text:p>
          </table:table-cell>
          <table:table-cell table:style-name="ce24" office:value-type="float" office:value="40693" calcext:value-type="float">
            <text:p>40,693</text:p>
          </table:table-cell>
          <table:table-cell table:style-name="ce24" office:value-type="float" office:value="40204" calcext:value-type="float">
            <text:p>40,204</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eden</text:p>
          </table:table-cell>
          <table:table-cell table:style-name="ce24" office:value-type="float" office:value="43947" calcext:value-type="float">
            <text:p>43,947</text:p>
          </table:table-cell>
          <table:table-cell table:style-name="ce24" office:value-type="float" office:value="43767" calcext:value-type="float">
            <text:p>43,767</text:p>
          </table:table-cell>
          <table:table-cell table:style-name="ce7"/>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itzerland</text:p>
          </table:table-cell>
          <table:table-cell table:style-name="ce23" office:value-type="string" calcext:value-type="string">
            <text:p>33.96</text:p>
          </table:table-cell>
          <table:table-cell table:style-name="ce7"/>
          <table:table-cell table:style-name="ce24" office:value-type="float" office:value="36951" calcext:value-type="float">
            <text:p>36,951</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Turkey</text:p>
          </table:table-cell>
          <table:table-cell table:style-name="ce24" office:value-type="float" office:value="42779" calcext:value-type="float">
            <text:p>42,779</text:p>
          </table:table-cell>
          <table:table-cell table:style-name="ce24" office:value-type="float" office:value="41565" calcext:value-type="float">
            <text:p>41,565</text:p>
          </table:table-cell>
          <table:table-cell table:style-name="ce24" office:value-type="float" office:value="41131" calcext:value-type="float">
            <text:p>41,1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UK</text:p>
          </table:table-cell>
          <table:table-cell table:style-name="ce23" office:value-type="string" calcext:value-type="string">
            <text:p>44.34</text:p>
          </table:table-cell>
          <table:table-cell table:style-name="ce24" office:value-type="float" office:value="44146" calcext:value-type="float">
            <text:p>44,146</text:p>
          </table:table-cell>
          <table:table-cell table:style-name="ce24" office:value-type="float" office:value="43752" calcext:value-type="float">
            <text:p>43,752</text:p>
          </table:table-cell>
          <table:table-cell table:style-name="ce8" table:number-columns-repeated="22"/>
          <table:table-cell table:number-columns-repeated="998"/>
        </table:table-row>
        <table:table-row table:style-name="ro1">
          <table:table-cell table:style-name="ce7" office:value-type="string" calcext:value-type="string">
            <text:p>USA</text:p>
          </table:table-cell>
          <table:table-cell table:style-name="ce24" office:value-type="float" office:value="49106" calcext:value-type="float">
            <text:p>49,106</text:p>
          </table:table-cell>
          <table:table-cell table:style-name="ce7"/>
          <table:table-cell table:style-name="ce24" office:value-type="float" office:value="48592" calcext:value-type="float">
            <text:p>48,592</text:p>
          </table:table-cell>
          <table:table-cell table:style-name="ce8" table:number-columns-repeated="22"/>
          <table:table-cell table:number-columns-repeated="998"/>
        </table:table-row>
        <table:table-row table:style-name="ro1" table:number-rows-repeated="918">
          <table:table-cell table:style-name="ce8" table:number-columns-repeated="26"/>
          <table:table-cell table:number-columns-repeated="998"/>
        </table:table-row>
        <table:table-row table:style-name="ro3" table:number-rows-repeated="104757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women_5f_teacher_5f_tertiary_5f_2013_5f_o" style:display-name="PageStyle_A_women_teacher_tertiary_2013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5" meta:object-count="0"/>
    <meta:generator>LibreOfficeDev/5.1.0.3$Linux_X86_64 LibreOffice_project/</meta:generator>
  </office:meta>
</office:document-meta>
</file>